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03_10-34-44_000.jpg</text:p>
          </table:table-cell>
          <table:table-cell table:style-name="ce20" office:value-type="string">
            <text:p>:m other 1*1 / 放送中に聞いた話についてのメモ / @Loud&amp;Clear / COVID-19（コロナ）についての中国の対応についての解説</text:p>
          </table:table-cell>
          <table:table-cell table:style-name="ce3"/>
          <table:table-cell table:style-name="ce3"/>
          <table:table-cell table:style-name="ce3" office:value-type="string">
            <text:p>N-35-35-28.573608 E-139-34-49.324951</text:p>
          </table:table-cell>
          <table:table-cell table:style-name="ce33" table:formula="of:=IF([.E2]=&quot;&quot;;[.C2];CONCATENATE([.C2];&quot; / &quot;;[.E2]))" office:value-type="string" office:string-value=":m other 1*1 / 放送中に聞いた話についてのメモ / @Loud&amp;Clear / COVID-19（コロナ）についての中国の対応についての解説">
            <text:p>:m other 1*1 / 放送中に聞いた話についてのメモ / @Loud&amp;Clear / COVID-19（コロナ）についての中国の対応についての解説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3_12-00-51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573608 E-139-34-49.324951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03_15-33-05_000.jpg</text:p>
          </table:table-cell>
          <table:table-cell table:style-name="ce20" office:value-type="string">
            <text:p>:m RES 1*1 / free# JVEMV6 44#11.1_12 / 44. currency / 11. prog-mt4 / 1. ea-4 / memo</text:p>
          </table:table-cell>
          <table:table-cell table:style-name="ce32"/>
          <table:table-cell table:style-name="ce3"/>
          <table:table-cell table:style-name="ce3" office:value-type="string">
            <text:p>N-35-35-28.587341 E-139-34-49.270019</text:p>
          </table:table-cell>
          <table:table-cell table:style-name="ce33" table:formula="of:=IF([.E4]=&quot;&quot;;[.C4];CONCATENATE([.C4];&quot; / &quot;;[.E4]))" office:value-type="string" office:string-value=":m RES 1*1 / free# JVEMV6 44#11.1_12 / 44. currency / 11. prog-mt4 / 1. ea-4 / memo">
            <text:p>:m RES 1*1 / free# JVEMV6 44#11.1_12 / 44. currency / 11. prog-mt4 / 1. ea-4 / memo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3_16-05-37_000.jpg</text:p>
          </table:table-cell>
          <table:table-cell table:style-name="ce15" office:value-type="string">
            <text:p>:m 食べた物　間食 / スイカ</text:p>
          </table:table-cell>
          <table:table-cell table:style-name="ce24"/>
          <table:table-cell table:style-name="ce3"/>
          <table:table-cell table:style-name="ce3" office:value-type="string">
            <text:p>N-35-35-28.573608 E-139-34-49.764404</text:p>
          </table:table-cell>
          <table:table-cell table:style-name="ce33" table:formula="of:=IF([.E5]=&quot;&quot;;[.C5];CONCATENATE([.C5];&quot; / &quot;;[.E5]))" office:value-type="string" office:string-value=":m 食べた物　間食 / スイカ">
            <text:p>:m 食べた物　間食 / スイカ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3_17-51-27_000.jpg</text:p>
          </table:table-cell>
          <table:table-cell table:style-name="ce16" office:value-type="string">
            <text:p>:m music / log / gt / || s.1:f-N,cap.2,k.D,time=2*4</text:p>
          </table:table-cell>
          <table:table-cell table:style-name="ce24"/>
          <table:table-cell table:style-name="ce3"/>
          <table:table-cell table:style-name="ce3" office:value-type="string">
            <text:p>N-35-35-28.353881 E-139-34-49.270019</text:p>
          </table:table-cell>
          <table:table-cell table:style-name="ce33" table:formula="of:=IF([.E6]=&quot;&quot;;[.C6];CONCATENATE([.C6];&quot; / &quot;;[.E6]))" office:value-type="string" office:string-value=":m music / log / gt / || s.1:f-N,cap.2,k.D,time=2*4">
            <text:p>:m music / log / gt / || s.1:f-N,cap.2,k.D,time=2*4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3_19-23-30_000.jpg</text:p>
          </table:table-cell>
          <table:table-cell table:style-name="ce20" office:value-type="string">
            <text:p>:m music / log / fl / || s.1:f-N,notes=E♭-G♭-A♭,pitch=1-3m-4 || s.2:f-N,score+,R=1</text:p>
          </table:table-cell>
          <table:table-cell table:style-name="ce14"/>
          <table:table-cell table:style-name="ce3"/>
          <table:table-cell table:style-name="ce3" office:value-type="string">
            <text:p>N-35-35-28.72467 E-139-34-49.324951</text:p>
          </table:table-cell>
          <table:table-cell table:style-name="ce33" table:formula="of:=IF([.E7]=&quot;&quot;;[.C7];CONCATENATE([.C7];&quot; / &quot;;[.E7]))" office:value-type="string" office:string-value=":m music / log / fl / || s.1:f-N,notes=E♭-G♭-A♭,pitch=1-3m-4 || s.2:f-N,score+,R=1">
            <text:p>:m music / log / fl / || s.1:f-N,notes=E♭-G♭-A♭,pitch=1-3m-4 || s.2:f-N,score+,R=1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3_20-42-30_000.jpg</text:p>
          </table:table-cell>
          <table:table-cell table:style-name="ce20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669738 E-139-34-49.215087</text:p>
          </table:table-cell>
          <table:table-cell table:style-name="ce33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3_22-11-22_000.jpg</text:p>
          </table:table-cell>
          <table:table-cell table:style-name="ce15" office:value-type="string">
            <text:p>:m 読みたい本 / 別の放送で紹介されていた / 『銃・病原菌・鉄』 / 著者=？？</text:p>
          </table:table-cell>
          <table:table-cell table:style-name="ce15"/>
          <table:table-cell table:style-name="ce3"/>
          <table:table-cell table:style-name="ce3" office:value-type="string">
            <text:p>N-35-35-28.587341 E-139-34-49.324951</text:p>
          </table:table-cell>
          <table:table-cell table:style-name="ce33" table:formula="of:=IF([.E9]=&quot;&quot;;[.C9];CONCATENATE([.C9];&quot; / &quot;;[.E9]))" office:value-type="string" office:string-value=":m 読みたい本 / 別の放送で紹介されていた / 『銃・病原菌・鉄』 / 著者=？？">
            <text:p>:m 読みたい本 / 別の放送で紹介されていた / 『銃・病原菌・鉄』 / 著者=？？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3_22-11-27_000.jpg</text:p>
          </table:table-cell>
          <table:table-cell table:style-name="ce15" office:value-type="string">
            <text:p>:m 読みたい本 / 別の放送で紹介されていた / 『感染症の世界史』 / 著者=石弘之</text:p>
          </table:table-cell>
          <table:table-cell table:style-name="ce16"/>
          <table:table-cell table:style-name="ce3"/>
          <table:table-cell table:style-name="ce3" office:value-type="string">
            <text:p>N-35-35-28.587341 E-139-34-49.324951</text:p>
          </table:table-cell>
          <table:table-cell table:style-name="ce33" table:formula="of:=IF([.E10]=&quot;&quot;;[.C10];CONCATENATE([.C10];&quot; / &quot;;[.E10]))" office:value-type="string" office:string-value=":m 読みたい本 / 別の放送で紹介されていた / 『感染症の世界史』 / 著者=石弘之">
            <text:p>:m 読みたい本 / 別の放送で紹介されていた / 『感染症の世界史』 / 著者=石弘之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04_01-13-24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 office:value-type="string">
            <text:p>N-35-35-28.257751 E-139-34-49.215087</text:p>
          </table:table-cell>
          <table:table-cell table:style-name="ce33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04_01-13-33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257751 E-139-34-49.215087</text:p>
          </table:table-cell>
          <table:table-cell table:style-name="ce33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04_07-50-15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3"/>
          <table:table-cell table:style-name="ce3" office:value-type="string">
            <text:p>N-35-35-28.29895 E-139-34-49.819335</text:p>
          </table:table-cell>
          <table:table-cell table:style-name="ce33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04_09-12-48_000.jpg</text:p>
          </table:table-cell>
          <table:table-cell table:style-name="ce6" office:value-type="string">
            <text:p>:m 食べた物　間食 / 味噌スープ</text:p>
          </table:table-cell>
          <table:table-cell table:style-name="ce6"/>
          <table:table-cell table:style-name="ce3"/>
          <table:table-cell table:style-name="ce3" office:value-type="string">
            <text:p>N-35-35-28.587341 E-139-34-49.434814</text:p>
          </table:table-cell>
          <table:table-cell table:style-name="ce33" table:formula="of:=IF([.E14]=&quot;&quot;;[.C14];CONCATENATE([.C14];&quot; / &quot;;[.E1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04_09-13-17_000.jpg</text:p>
          </table:table-cell>
          <table:table-cell table:style-name="ce6" office:value-type="string">
            <text:p>:i prog / music / 進行をカウントするプログラム；PHPで；演奏補助</text:p>
          </table:table-cell>
          <table:table-cell table:style-name="ce15"/>
          <table:table-cell table:style-name="ce3"/>
          <table:table-cell table:style-name="ce3" office:value-type="string">
            <text:p>N-35-35-28.614807 E-139-34-49.215087</text:p>
          </table:table-cell>
          <table:table-cell table:style-name="ce33" table:formula="of:=IF([.E15]=&quot;&quot;;[.C15];CONCATENATE([.C15];&quot; / &quot;;[.E15]))" office:value-type="string" office:string-value=":i prog / music / 進行をカウントするプログラム；PHPで；演奏補助">
            <text:p>:i prog / music / 進行をカウントするプログラム；PHPで；演奏補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04_09-14-00_000.jpg</text:p>
          </table:table-cell>
          <table:table-cell table:style-name="ce6" office:value-type="string">
            <text:p>:i FX / prog / mt4 / trailing;how-to;flowchart</text:p>
          </table:table-cell>
          <table:table-cell table:style-name="ce15"/>
          <table:table-cell table:style-name="ce3"/>
          <table:table-cell table:style-name="ce3" office:value-type="string">
            <text:p>N-35-35-28.49121 E-139-34-49.434814</text:p>
          </table:table-cell>
          <table:table-cell table:style-name="ce33" table:formula="of:=IF([.E16]=&quot;&quot;;[.C16];CONCATENATE([.C16];&quot; / &quot;;[.E16]))" office:value-type="string" office:string-value=":i FX / prog / mt4 / trailing;how-to;flowchart">
            <text:p>:i FX / prog / mt4 / trailing;how-to;flowchart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03_10-52-24_000.mid</text:p>
          </table:table-cell>
          <table:table-cell table:style-name="ce6" office:value-type="string">
            <text:p>:in-mid / app=perfect-piano / 演奏、play / id-2020-0503-1 / category=melody,inst=sitar</text:p>
          </table:table-cell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string" office:string-value=":in-mid / app=perfect-piano / 演奏、play / id-2020-0503-1 / category=melody,inst=sitar">
            <text:p>:in-mid / app=perfect-piano / 演奏、play / id-2020-0503-1 / category=melody,inst=sitar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03_16-42-42_000.mp4</text:p>
          </table:table-cell>
          <table:table-cell table:style-name="ce6" office:value-type="string">
            <text:p>:VIDEO / @自宅 / メモ / guitar,gt / 演奏、play / g-2020-0503-1 / f-N,tune=open-D,capo.2,k.E,genre=2-chord-music</text:p>
          </table:table-cell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string" office:string-value=":VIDEO / @自宅 / メモ / guitar,gt / 演奏、play / g-2020-0503-1 / f-N,tune=open-D,capo.2,k.E,genre=2-chord-music">
            <text:p>:VIDEO / @自宅 / メモ / guitar,gt / 演奏、play / g-2020-0503-1 / f-N,tune=open-D,capo.2,k.E,genre=2-chord-music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03_17-38-34_000.mp4</text:p>
          </table:table-cell>
          <table:table-cell table:style-name="ce6" office:value-type="string">
            <text:p>:VIDEO / @自宅 / メモ / guitar,gt / 演奏、play / g-2020-0503-2 / f-N,tune=open-D,capo.2,k.E,genre=2-chord-music</text:p>
          </table:table-cell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string" office:string-value=":VIDEO / @自宅 / メモ / guitar,gt / 演奏、play / g-2020-0503-2 / f-N,tune=open-D,capo.2,k.E,genre=2-chord-music">
            <text:p>:VIDEO / @自宅 / メモ / guitar,gt / 演奏、play / g-2020-0503-2 / f-N,tune=open-D,capo.2,k.E,genre=2-chord-music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03_19-21-34_000.mp4</text:p>
          </table:table-cell>
          <table:table-cell table:style-name="ce6" office:value-type="string">
            <text:p>:VIDEO / @自室 / 記録 / jap.flute / 演奏、play / f-2020-0503-1 / f-N,t.90(8<text:span text:style-name="T1">th</text:span>)</text:p>
          </table:table-cell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string" office:string-value=":VIDEO / @自室 / 記録 / jap.flute / 演奏、play / f-2020-0503-1 / f-N,t.90(8th)">
            <text:p>:VIDEO / @自室 / 記録 / jap.flute / 演奏、play / f-2020-0503-1 / f-N,t.90(8th)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03_21-09-03_000.mid</text:p>
          </table:table-cell>
          <table:table-cell table:style-name="ce6" office:value-type="string">
            <text:p>:in-mid / app=perfect-piano / 演奏、play / id-2020-0503-2 / category=melody,inst=flute</text:p>
          </table:table-cell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string" office:string-value=":in-mid / app=perfect-piano / 演奏、play / id-2020-0503-2 / category=melody,inst=flute">
            <text:p>:in-mid / app=perfect-piano / 演奏、play / id-2020-0503-2 / category=melody,inst=flute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03_23-20-39_000.mid</text:p>
          </table:table-cell>
          <table:table-cell table:style-name="ce6" office:value-type="string">
            <text:p>:in-mid / app=perfect-piano / 演奏、play / id-2020-0503-2 / category=melody,inst=piano,accompany-for=20200503-1642</text:p>
          </table:table-cell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string" office:string-value=":in-mid / app=perfect-piano / 演奏、play / id-2020-0503-2 / category=melody,inst=piano,accompany-for=20200503-1642">
            <text:p>:in-mid / app=perfect-piano / 演奏、play / id-2020-0503-2 / category=melody,inst=piano,accompany-for=20200503-1642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04_01-20-18_000.mid</text:p>
          </table:table-cell>
          <table:table-cell table:style-name="ce6" office:value-type="string">
            <text:p>:in-mid / app=perfect-piano / 演奏、play / id-2020-0503-2 / category=melody,inst=recorder</text:p>
          </table:table-cell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string" office:string-value=":in-mid / app=perfect-piano / 演奏、play / id-2020-0503-2 / category=melody,inst=recorder">
            <text:p>:in-mid / app=perfect-piano / 演奏、play / id-2020-0503-2 / category=melody,inst=recorder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04_08-16-37_000.mp4</text:p>
          </table:table-cell>
          <table:table-cell table:style-name="ce6" office:value-type="string">
            <text:p>:VIDEO / @自宅 / 体操 / hip-hopダンス、ヒップホップ / h-2020-0504-1 / id=??.n,running-man</text:p>
          </table:table-cell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string" office:string-value=":VIDEO / @自宅 / 体操 / hip-hopダンス、ヒップホップ / h-2020-0504-1 / id=??.n,running-man">
            <text:p>:VIDEO / @自宅 / 体操 / hip-hopダンス、ヒップホップ / h-2020-0504-1 / id=??.n,running-man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4">2020/05/04</text:date>, <text:time>12:21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04T12:21:21.76</dc:date>
    <dc:creator>iwabuchi ken</dc:creator>
    <meta:editing-duration>P20DT4H58M7S</meta:editing-duration>
    <meta:editing-cycles>7938</meta:editing-cycles>
    <meta:document-statistic meta:table-count="1" meta:cell-count="453" meta:object-count="0"/>
  </office:meta>
</office:document-meta>
</file>